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3.2514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1.6889in"/>
    </style:style>
    <style:style style:name="Table2.C" style:family="table-column">
      <style:table-column-properties style:column-width="0.9375in"/>
    </style:style>
    <style:style style:name="Table2.A1" style:family="table-cell">
      <style:table-cell-properties fo:background-color="#9999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9999ff" fo:padding="0.0382in" fo:border="0.05pt solid #000000">
        <style:background-image/>
      </style:table-cell-properties>
    </style:style>
    <style:style style:name="Table2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8507in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-left="0.05pt solid #000000" fo:border-right="none" fo:border-top="none" fo:border-bottom="0.05pt solid #000000"/>
    </style:style>
    <style:style style:name="Table2.B19" style:family="table-cell">
      <style:table-cell-properties fo:padding="0.0382in" fo:border-left="0.05pt solid #000000" fo:border-right="none" fo:border-top="none" fo:border-bottom="0.05pt solid #000000"/>
    </style:style>
    <style:style style:name="Table2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padding="0.0382in" fo:border-left="0.05pt solid #000000" fo:border-right="none" fo:border-top="none" fo:border-bottom="0.05pt solid #000000"/>
    </style:style>
    <style:style style:name="Table2.B21" style:family="table-cell">
      <style:table-cell-properties fo:padding="0.0382in" fo:border-left="0.05pt solid #000000" fo:border-right="none" fo:border-top="none" fo:border-bottom="0.05pt solid #000000"/>
    </style:style>
    <style:style style:name="Table2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3" style:family="table-cell">
      <style:table-cell-properties fo:padding="0.0382in" fo:border-left="0.05pt solid #000000" fo:border-right="none" fo:border-top="none" fo:border-bottom="0.05pt solid #000000"/>
    </style:style>
    <style:style style:name="Table2.B23" style:family="table-cell">
      <style:table-cell-properties fo:padding="0.0382in" fo:border-left="0.05pt solid #000000" fo:border-right="none" fo:border-top="none" fo:border-bottom="0.05pt solid #000000"/>
    </style:style>
    <style:style style:name="Table2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5" style:family="table-cell">
      <style:table-cell-properties fo:padding="0.0382in" fo:border-left="0.05pt solid #000000" fo:border-right="none" fo:border-top="none" fo:border-bottom="0.05pt solid #000000"/>
    </style:style>
    <style:style style:name="Table2.B25" style:family="table-cell">
      <style:table-cell-properties fo:padding="0.0382in" fo:border-left="0.05pt solid #000000" fo:border-right="none" fo:border-top="none" fo:border-bottom="0.05pt solid #000000"/>
    </style:style>
    <style:style style:name="Table2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C27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42" style:family="table-row">
      <style:table-row-properties style:min-row-height="0.3875in"/>
    </style:style>
    <style:style style:name="Table2.43" style:family="table-row">
      <style:table-row-properties style:min-row-height="0.4208in"/>
    </style:style>
    <style:style style:name="Table2.A43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2.C43" style:family="table-cell">
      <style:table-cell-properties fo:background-color="#cc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3.2382in" table:align="margins"/>
    </style:style>
    <style:style style:name="Table1.A" style:family="table-column">
      <style:table-column-properties style:column-width="0.6889in" style:rel-column-width="13938*"/>
    </style:style>
    <style:style style:name="Table1.B" style:family="table-column">
      <style:table-column-properties style:column-width="1.5667in" style:rel-column-width="31707*"/>
    </style:style>
    <style:style style:name="Table1.C" style:family="table-column">
      <style:table-column-properties style:column-width="0.9826in" style:rel-column-width="19890*"/>
    </style:style>
    <style:style style:name="Table1.A1" style:family="table-cell">
      <style:table-cell-properties fo:background-color="#9999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9999ff" fo:padding="0.0382in" fo:border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fo:padding="0.0382in" fo:border-left="0.05pt solid #000000" fo:border-right="none" fo:border-top="none" fo:border-bottom="0.05pt solid #000000"/>
    </style:style>
    <style:style style:name="Table1.B35" style:family="table-cell">
      <style:table-cell-properties fo:padding="0.0382in" fo:border-left="0.05pt solid #000000" fo:border-right="none" fo:border-top="none" fo:border-bottom="0.05pt solid #000000"/>
    </style:style>
    <style:style style:name="Table1.C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7" style:family="table-row">
      <style:table-row-properties style:min-row-height="0.6382in"/>
    </style:style>
    <style:style style:name="Table1.A37" style:family="table-cell">
      <style:table-cell-properties fo:padding="0.0382in" fo:border-left="0.05pt solid #000000" fo:border-right="none" fo:border-top="none" fo:border-bottom="0.05pt solid #000000"/>
    </style:style>
    <style:style style:name="Table1.B37" style:family="table-cell">
      <style:table-cell-properties fo:padding="0.0382in" fo:border-left="0.05pt solid #000000" fo:border-right="none" fo:border-top="none" fo:border-bottom="0.05pt solid #000000"/>
    </style:style>
    <style:style style:name="Table1.C3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7pt" officeooo:rsid="002b4307" officeooo:paragraph-rsid="002b4307" style:font-size-asian="6.09999990463257pt" style:font-size-complex="7pt"/>
    </style:style>
    <style:style style:name="P2" style:family="paragraph" style:parent-style-name="Table_20_Contents">
      <style:paragraph-properties fo:text-align="center" style:justify-single-word="false"/>
      <style:text-properties style:font-name="Ubuntu Mono" fo:font-size="7pt" officeooo:rsid="0022b8fc" officeooo:paragraph-rsid="0022b8fc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Ubuntu Mono" fo:font-size="7pt" officeooo:rsid="00213b0c" officeooo:paragraph-rsid="00213b0c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Ubuntu Mono" fo:font-size="7pt" officeooo:rsid="0026a38a" officeooo:paragraph-rsid="0026a38a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Ubuntu Mono" fo:font-size="7pt" officeooo:rsid="0026a38a" officeooo:paragraph-rsid="002c2c5a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Ubuntu Mono" fo:font-size="7pt" officeooo:rsid="0026a38a" officeooo:paragraph-rsid="002b4307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Ubuntu Mono" fo:font-size="7pt" officeooo:rsid="001fb65b" officeooo:paragraph-rsid="001fb65b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Ubuntu Mono" fo:font-size="7pt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Ubuntu Mono" fo:font-size="7pt" officeooo:rsid="00248ff3" officeooo:paragraph-rsid="00248ff3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Ubuntu Mono" fo:font-size="7pt" officeooo:rsid="00283403" officeooo:paragraph-rsid="00283403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Ubuntu Mono" fo:font-size="7pt" officeooo:rsid="002cd246" officeooo:paragraph-rsid="002cd246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Ubuntu Mono" fo:font-size="7pt" fo:font-weight="bold" officeooo:rsid="0022b8fc" officeooo:paragraph-rsid="00283403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" fo:font-size="7pt" fo:font-weight="bold" officeooo:rsid="0022b8fc" officeooo:paragraph-rsid="0022b8fc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" fo:font-size="7pt" fo:font-weight="bold" officeooo:rsid="0022b8fc" officeooo:paragraph-rsid="00283403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" fo:font-size="7pt" fo:font-style="italic" officeooo:rsid="002946e7" officeooo:paragraph-rsid="002946e7" style:font-size-asian="7pt" style:font-style-asian="italic" style:font-size-complex="7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font-name="Ubuntu" fo:font-size="7pt" fo:font-style="italic" officeooo:rsid="002ab734" officeooo:paragraph-rsid="002ab734" style:font-size-asian="7pt" style:font-style-asian="italic" style:font-size-complex="7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Ubuntu" fo:font-size="7pt" fo:font-style="italic" officeooo:rsid="002ab734" officeooo:paragraph-rsid="002c2c5a" style:font-size-asian="7pt" style:font-style-asian="italic" style:font-size-complex="7pt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style:font-name="Ubuntu" fo:font-size="7pt" fo:font-style="italic" officeooo:rsid="002ab734" officeooo:paragraph-rsid="002b4307" style:font-size-asian="7pt" style:font-style-asian="italic" style:font-size-complex="7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style:font-name="Ubuntu" fo:font-size="7pt" fo:font-style="italic" officeooo:rsid="002cd246" officeooo:paragraph-rsid="002cd246" style:font-size-asian="7pt" style:font-style-asian="italic" style:font-size-complex="7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style:font-name="Ubuntu" fo:font-size="7pt" fo:font-style="italic" officeooo:rsid="0036ca20" officeooo:paragraph-rsid="0036ca20" style:font-size-asian="7pt" style:font-style-asian="italic" style:font-size-complex="7pt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style:font-name="Ubuntu" fo:font-size="7pt" fo:font-style="normal" fo:font-weight="bold" officeooo:rsid="0022b8fc" officeooo:paragraph-rsid="0022b8fc" style:font-size-asian="7pt" style:font-style-asian="normal" style:font-weight-asian="bold" style:font-size-complex="7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Ubuntu" fo:font-size="7pt" fo:font-style="normal" fo:font-weight="bold" officeooo:rsid="0022b8fc" officeooo:paragraph-rsid="00283403" style:font-size-asian="7pt" style:font-style-asian="normal" style:font-weight-asian="bold" style:font-size-complex="7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9933" style:font-name="Ubuntu Mono" fo:font-size="7pt" officeooo:rsid="002cd246" officeooo:paragraph-rsid="002cd246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fo:color="#009933" style:font-name="Ubuntu Mono" fo:font-size="7pt" officeooo:rsid="0022b8fc" officeooo:paragraph-rsid="0022b8fc" style:font-size-asian="7pt" style:font-size-complex="7pt"/>
    </style:style>
    <style:style style:name="P25" style:family="paragraph" style:parent-style-name="Table_20_Contents">
      <style:paragraph-properties fo:text-align="center" style:justify-single-word="false"/>
      <style:text-properties fo:color="#009933" style:font-name="Ubuntu Mono" fo:font-size="7pt" officeooo:rsid="00248ff3" officeooo:paragraph-rsid="00248ff3" style:font-size-asian="7pt" style:font-size-complex="7pt"/>
    </style:style>
    <style:style style:name="P26" style:family="paragraph" style:parent-style-name="Table_20_Contents">
      <style:paragraph-properties fo:text-align="center" style:justify-single-word="false"/>
      <style:text-properties fo:color="#009933" style:font-name="Ubuntu Mono" fo:font-size="7pt" officeooo:rsid="0026a38a" officeooo:paragraph-rsid="0026a38a" style:font-size-asian="7pt" style:font-size-complex="7pt"/>
    </style:style>
    <style:style style:name="P27" style:family="paragraph" style:parent-style-name="Table_20_Contents">
      <style:paragraph-properties fo:text-align="center" style:justify-single-word="false"/>
      <style:text-properties fo:color="#009933" style:font-name="Ubuntu Mono" fo:font-size="7pt" officeooo:rsid="0026a38a" officeooo:paragraph-rsid="002c2c5a" style:font-size-asian="7pt" style:font-size-complex="7pt"/>
    </style:style>
    <style:style style:name="P28" style:family="paragraph" style:parent-style-name="Table_20_Contents">
      <style:paragraph-properties fo:text-align="center" style:justify-single-word="false"/>
      <style:text-properties fo:color="#009933" style:font-name="Ubuntu Mono" fo:font-size="7pt" officeooo:rsid="0026a38a" officeooo:paragraph-rsid="002b4307" style:font-size-asian="7pt" style:font-size-complex="7pt"/>
    </style:style>
    <style:style style:name="P29" style:family="paragraph" style:parent-style-name="Table_20_Contents">
      <style:paragraph-properties fo:text-align="center" style:justify-single-word="false"/>
      <style:text-properties fo:color="#009933" style:font-name="Ubuntu Mono" fo:font-size="7pt" officeooo:rsid="00283403" officeooo:paragraph-rsid="00283403" style:font-size-asian="7pt" style:font-size-complex="7pt"/>
    </style:style>
    <style:style style:name="P30" style:family="paragraph" style:parent-style-name="Table_20_Contents">
      <style:paragraph-properties fo:text-align="center" style:justify-single-word="false"/>
      <style:text-properties fo:color="#9933ff" style:font-name="Ubuntu Mono" fo:font-size="7pt" officeooo:rsid="00248ff3" officeooo:paragraph-rsid="00248ff3" style:font-size-asian="7pt" style:font-size-complex="7pt"/>
    </style:style>
    <style:style style:name="P31" style:family="paragraph" style:parent-style-name="Table_20_Contents">
      <style:paragraph-properties fo:text-align="center" style:justify-single-word="false"/>
      <style:text-properties fo:color="#9933ff" style:font-name="Ubuntu Mono" fo:font-size="7pt" officeooo:rsid="00283403" officeooo:paragraph-rsid="00283403" style:font-size-asian="7pt" style:font-size-complex="7pt"/>
    </style:style>
    <style:style style:name="P32" style:family="paragraph" style:parent-style-name="Table_20_Contents">
      <style:paragraph-properties fo:text-align="center" style:justify-single-word="false"/>
      <style:text-properties fo:color="#9933ff" style:font-name="Ubuntu Mono" fo:font-size="7pt" officeooo:rsid="0026a38a" officeooo:paragraph-rsid="002b4307" style:font-size-asian="7pt" style:font-size-complex="7pt"/>
    </style:style>
    <style:style style:name="P33" style:family="paragraph" style:parent-style-name="Table_20_Contents">
      <style:paragraph-properties fo:text-align="center" style:justify-single-word="false"/>
      <style:text-properties style:font-name="Ubuntu Mono" fo:font-size="7pt" officeooo:rsid="0051bc28" officeooo:paragraph-rsid="0051bc28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fo:color="#9933ff" style:font-name="Ubuntu Mono" fo:font-size="7pt" officeooo:rsid="00248ff3" officeooo:paragraph-rsid="00248ff3" style:font-size-asian="7pt" style:font-size-complex="7pt"/>
    </style:style>
    <style:style style:name="P35" style:family="paragraph" style:parent-style-name="Table_20_Contents">
      <style:paragraph-properties fo:text-align="center" style:justify-single-word="false"/>
      <style:text-properties style:font-name="Ubuntu" fo:font-size="7pt" fo:font-style="italic" officeooo:rsid="0051bc28" officeooo:paragraph-rsid="0051bc28" style:font-size-asian="7pt" style:font-style-asian="italic" style:font-size-complex="7pt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fo:color="#009933" style:font-name="Ubuntu Mono" fo:font-size="7pt" officeooo:rsid="00283403" officeooo:paragraph-rsid="0051bc28" style:font-size-asian="7pt" style:font-size-complex="7pt"/>
    </style:style>
    <style:style style:name="P3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Ubuntu Mono" fo:font-size="7pt" officeooo:rsid="00283403" officeooo:paragraph-rsid="00283403" style:font-size-asian="7pt" style:font-size-complex="7pt"/>
    </style:style>
    <style:style style:name="T1" style:family="text">
      <style:text-properties officeooo:rsid="00331e42"/>
    </style:style>
    <style:style style:name="T2" style:family="text">
      <style:text-properties officeooo:rsid="003410a2"/>
    </style:style>
    <style:style style:name="T3" style:family="text">
      <style:text-properties officeooo:rsid="00351e10"/>
    </style:style>
    <style:style style:name="T4" style:family="text">
      <style:text-properties officeooo:rsid="0036ca20"/>
    </style:style>
    <style:style style:name="T5" style:family="text">
      <style:text-properties fo:color="#0066ff"/>
    </style:style>
    <style:style style:name="T6" style:family="text">
      <style:text-properties officeooo:rsid="0039f419"/>
    </style:style>
    <style:style style:name="T7" style:family="text">
      <style:text-properties fo:color="#9933ff"/>
    </style:style>
    <style:style style:name="T8" style:family="text">
      <style:text-properties fo:color="#3399ff"/>
    </style:style>
    <style:style style:name="T9" style:family="text">
      <style:text-properties fo:color="#6666ff"/>
    </style:style>
    <style:style style:name="T10" style:family="text">
      <style:text-properties fo:color="#9999ff"/>
    </style:style>
    <style:style style:name="T11" style:family="text">
      <style:text-properties fo:color="#0066cc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3.3866in" svg:y="-0.002in" svg:width="3.3055in" draw:z-index="0"><draw:text-box fo:min-height="9.9965in"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12">Code</text:p></table:table-cell><table:table-cell table:style-name="Table2.A1" office:value-type="string"><text:p text:style-name="P14">Attributes</text:p></table:table-cell><table:table-cell table:style-name="Table2.C1" office:value-type="string"><text:p text:style-name="P22">Description</text:p></table:table-cell></table:table-row><table:table-row><table:table-cell table:style-name="Table2.A2" office:value-type="string"><text:p text:style-name="P6"><text:a xlink:type="simple" xlink:href="https://developer.mozilla.org/en-US/docs/Web/HTML/Element/hr">&lt;</text:a><text:a xlink:type="simple" xlink:href="https://developer.mozilla.org/en-US/docs/Web/HTML/Element/hr"><text:span text:style-name="T5">hr</text:span></text:a><text:a xlink:type="simple" xlink:href="https://developer.mozilla.org/en-US/docs/Web/HTML/Element/hr">&gt;</text:a></text:p></table:table-cell><table:table-cell table:style-name="Table2.A2" office:value-type="string"><text:p text:style-name="P28">Global attributes</text:p></table:table-cell><table:table-cell table:style-name="Table2.C2" office:value-type="string"><text:p text:style-name="P18">horizontal rule</text:p></table:table-cell></table:table-row><table:table-row><table:table-cell table:style-name="Table2.A25" office:value-type="string"><text:p text:style-name="P6"><text:a xlink:type="simple" xlink:href="https://developer.mozilla.org/en-US/docs/Web/HTML/Element/html">&lt;</text:a><text:a xlink:type="simple" xlink:href="https://developer.mozilla.org/en-US/docs/Web/HTML/Element/html"><text:span text:style-name="T5">html</text:span></text:a><text:a xlink:type="simple" xlink:href="https://developer.mozilla.org/en-US/docs/Web/HTML/Element/html">&gt;</text:a></text:p></table:table-cell><table:table-cell table:style-name="Table2.B25" office:value-type="string"><text:p text:style-name="P32">manifest</text:p></table:table-cell><table:table-cell table:style-name="Table2.C25" office:value-type="string"><text:p text:style-name="P18">html document</text:p></table:table-cell></table:table-row><table:table-row><table:table-cell table:style-name="Table2.A2" office:value-type="string"><text:p text:style-name="P6"><text:a xlink:type="simple" xlink:href="https://developer.mozilla.org/en-US/docs/Web/HTML/Element/img">&lt;</text:a><text:a xlink:type="simple" xlink:href="https://developer.mozilla.org/en-US/docs/Web/HTML/Element/img"><text:span text:style-name="T5">img</text:span></text:a><text:a xlink:type="simple" xlink:href="https://developer.mozilla.org/en-US/docs/Web/HTML/Element/img">&gt;</text:a></text:p></table:table-cell><table:table-cell table:style-name="Table2.A2" office:value-type="string"><text:p text:style-name="P4"><text:span text:style-name="T7">alt</text:span> | <text:span text:style-name="T7">src</text:span> | <text:span text:style-name="T7">height</text:span> | <text:span text:style-name="T7">ismap</text:span> | <text:span text:style-name="T7">usemap</text:span> | <text:span text:style-name="T7">width</text:span></text:p></table:table-cell><table:table-cell table:style-name="Table2.C2" office:value-type="string"><text:p text:style-name="P18">image</text:p></table:table-cell></table:table-row><table:table-row table:style-name="Table2.5"><table:table-cell table:style-name="Table2.A25" office:value-type="string"><text:p text:style-name="P3"><text:a xlink:type="simple" xlink:href="https://developer.mozilla.org/en-US/docs/Web/HTML/Element/input">&lt;</text:a><text:a xlink:type="simple" xlink:href="https://developer.mozilla.org/en-US/docs/Web/HTML/Element/input"><text:span text:style-name="T5">input</text:span></text:a><text:a xlink:type="simple" xlink:href="https://developer.mozilla.org/en-US/docs/Web/HTML/Element/input">&gt;</text:a></text:p></table:table-cell><table:table-cell table:style-name="Table2.B25" office:value-type="string"><text:p text:style-name="P9"><text:span text:style-name="T7">accept</text:span> | <text:span text:style-name="T7">alt</text:span> | <text:span text:style-name="T7">autocomplete</text:span> | <text:span text:style-name="T7">autofocus</text:span> | <text:span text:style-name="T7">checked</text:span> | <text:span text:style-name="T7">disabled</text:span> | <text:span text:style-name="T7">form</text:span> | <text:span text:style-name="T7">formaction</text:span> | <text:span text:style-name="T7">formenctype</text:span> | <text:span text:style-name="T7">formmethod</text:span> | <text:span text:style-name="T7">formnovalidate</text:span> | <text:span text:style-name="T7">formtarget</text:span> | <text:span text:style-name="T7">height</text:span> | <text:span text:style-name="T7">list</text:span> | <text:span text:style-name="T7">max</text:span> | <text:span text:style-name="T7">maxlength</text:span> | <text:span text:style-name="T7">min</text:span> | <text:span text:style-name="T7">multiple</text:span> | <text:span text:style-name="T7">name</text:span> | <text:span text:style-name="T7">pattern</text:span> | <text:span text:style-name="T7">placeholder</text:span> | <text:span text:style-name="T7">readonly</text:span> | <text:span text:style-name="T7">required</text:span> | <text:span text:style-name="T7">size</text:span> | <text:span text:style-name="T7">src</text:span> | <text:span text:style-name="T7">step</text:span> | <text:span text:style-name="T7">type</text:span> | <text:span text:style-name="T7">value</text:span> | <text:span text:style-name="T7">width</text:span></text:p></table:table-cell><table:table-cell table:style-name="Table2.C25" office:value-type="string"><text:p text:style-name="P19">input field</text:p></table:table-cell></table:table-row><table:table-row><table:table-cell table:style-name="Table2.A2" office:value-type="string"><text:p text:style-name="P3"><text:a xlink:type="simple" xlink:href="https://developer.mozilla.org/en-US/docs/Web/HTML/Element/kbd">&lt;</text:a><text:a xlink:type="simple" xlink:href="https://developer.mozilla.org/en-US/docs/Web/HTML/Element/kbd"><text:span text:style-name="T5">kbd</text:span></text:a><text:a xlink:type="simple" xlink:href="https://developer.mozilla.org/en-US/docs/Web/HTML/Element/kbd">&gt;</text:a></text:p></table:table-cell><table:table-cell table:style-name="Table2.A2" office:value-type="string"><text:p text:style-name="P25">Global attributes</text:p></table:table-cell><table:table-cell table:style-name="Table2.C2" office:value-type="string"><text:p text:style-name="P19">keyboard text</text:p></table:table-cell></table:table-row><table:table-row><table:table-cell table:style-name="Table2.A25" office:value-type="string"><text:p text:style-name="P3"><text:a xlink:type="simple" xlink:href="https://developer.mozilla.org/en-US/docs/Web/HTML/Element/label">&lt;</text:a><text:a xlink:type="simple" xlink:href="https://developer.mozilla.org/en-US/docs/Web/HTML/Element/label"><text:span text:style-name="T5">label</text:span></text:a><text:a xlink:type="simple" xlink:href="https://developer.mozilla.org/en-US/docs/Web/HTML/Element/label">&gt;</text:a></text:p></table:table-cell><table:table-cell table:style-name="Table2.B25" office:value-type="string"><text:p text:style-name="P30">for</text:p></table:table-cell><table:table-cell table:style-name="Table2.C25" office:value-type="string"><text:p text:style-name="P19">label for a form </text:p></table:table-cell></table:table-row><table:table-row><table:table-cell table:style-name="Table2.A2" office:value-type="string"><text:p text:style-name="P3"><text:a xlink:type="simple" xlink:href="https://developer.mozilla.org/en-US/docs/Web/HTML/Element/li">&lt;</text:a><text:a xlink:type="simple" xlink:href="https://developer.mozilla.org/en-US/docs/Web/HTML/Element/li"><text:span text:style-name="T5">li</text:span></text:a><text:a xlink:type="simple" xlink:href="https://developer.mozilla.org/en-US/docs/Web/HTML/Element/li">&gt;</text:a></text:p></table:table-cell><table:table-cell table:style-name="Table2.A2" office:value-type="string"><text:p text:style-name="P30">value</text:p></table:table-cell><table:table-cell table:style-name="Table2.C2" office:value-type="string"><text:p text:style-name="P19">list item</text:p></table:table-cell></table:table-row><table:table-row><table:table-cell table:style-name="Table2.A25" office:value-type="string"><text:p text:style-name="P3"><text:a xlink:type="simple" xlink:href="https://developer.mozilla.org/en-US/docs/Web/HTML/Element/link">&lt;</text:a><text:a xlink:type="simple" xlink:href="https://developer.mozilla.org/en-US/docs/Web/HTML/Element/link"><text:span text:style-name="T5">link</text:span></text:a><text:a xlink:type="simple" xlink:href="https://developer.mozilla.org/en-US/docs/Web/HTML/Element/link">&gt;</text:a></text:p></table:table-cell><table:table-cell table:style-name="Table2.B25" office:value-type="string"><text:p text:style-name="P9"><text:span text:style-name="T7">href</text:span> | <text:span text:style-name="T7">rel</text:span> | <text:span text:style-name="T7">media</text:span> | <text:span text:style-name="T7">hreflang</text:span> |<text:span text:style-name="T7">type</text:span> | <text:span text:style-name="T7">sizes</text:span></text:p></table:table-cell><table:table-cell table:style-name="Table2.C25" office:value-type="string"><text:p text:style-name="P19">Resource ref</text:p></table:table-cell></table:table-row><table:table-row><table:table-cell table:style-name="Table2.A2" office:value-type="string"><text:p text:style-name="P3"><text:a xlink:type="simple" xlink:href="https://developer.mozilla.org/en-US/docs/Web/HTML/Element/mark">&lt;</text:a><text:a xlink:type="simple" xlink:href="https://developer.mozilla.org/en-US/docs/Web/HTML/Element/mark"><text:span text:style-name="T5">mark</text:span></text:a><text:a xlink:type="simple" xlink:href="https://developer.mozilla.org/en-US/docs/Web/HTML/Element/mark">&gt;</text:a></text:p></table:table-cell><table:table-cell table:style-name="Table2.A2" office:value-type="string"><text:p text:style-name="P25">Global attributes</text:p></table:table-cell><table:table-cell table:style-name="Table2.C2" office:value-type="string"><text:p text:style-name="P19">marked text</text:p></table:table-cell></table:table-row><table:table-row><table:table-cell table:style-name="Table2.A25" office:value-type="string"><text:p text:style-name="P3"><text:a xlink:type="simple" xlink:href="https://developer.mozilla.org/en-US/docs/Web/HTML/Element/meta">&lt;</text:a><text:a xlink:type="simple" xlink:href="https://developer.mozilla.org/en-US/docs/Web/HTML/Element/meta"><text:span text:style-name="T5">meta</text:span></text:a><text:a xlink:type="simple" xlink:href="https://developer.mozilla.org/en-US/docs/Web/HTML/Element/meta">&gt;</text:a></text:p></table:table-cell><table:table-cell table:style-name="Table2.B25" office:value-type="string"><text:p text:style-name="P9"><text:span text:style-name="T7">charset</text:span> | <text:span text:style-name="T7">content</text:span> | <text:span text:style-name="T7">http-equiv</text:span> | <text:span text:style-name="T7">name</text:span></text:p></table:table-cell><table:table-cell table:style-name="Table2.C25" office:value-type="string"><text:p text:style-name="P19">meta information</text:p></table:table-cell></table:table-row><table:table-row><table:table-cell table:style-name="Table2.A2" office:value-type="string"><text:p text:style-name="P3"><text:a xlink:type="simple" xlink:href="https://developer.mozilla.org/en-US/docs/Web/HTML/Element/nav">&lt;</text:a><text:a xlink:type="simple" xlink:href="https://developer.mozilla.org/en-US/docs/Web/HTML/Element/nav"><text:span text:style-name="T5">nav</text:span></text:a><text:a xlink:type="simple" xlink:href="https://developer.mozilla.org/en-US/docs/Web/HTML/Element/nav">&gt;</text:a></text:p></table:table-cell><table:table-cell table:style-name="Table2.A2" office:value-type="string"><text:p text:style-name="P25">Global attributes</text:p></table:table-cell><table:table-cell table:style-name="Table2.C2" office:value-type="string"><text:p text:style-name="P19">navigation links</text:p></table:table-cell></table:table-row><table:table-row><table:table-cell table:style-name="Table2.A25" office:value-type="string"><text:p text:style-name="P3"><text:a xlink:type="simple" xlink:href="https://developer.mozilla.org/en-US/docs/Web/HTML/Element/noscript">&lt;</text:a><text:a xlink:type="simple" xlink:href="https://developer.mozilla.org/en-US/docs/Web/HTML/Element/noscript"><text:span text:style-name="T5">noscript</text:span></text:a><text:a xlink:type="simple" xlink:href="https://developer.mozilla.org/en-US/docs/Web/HTML/Element/noscript">&gt;</text:a></text:p></table:table-cell><table:table-cell table:style-name="Table2.B25" office:value-type="string"><text:p text:style-name="P9">-</text:p></table:table-cell><table:table-cell table:style-name="Table2.C25" office:value-type="string"><text:p text:style-name="P19">noscript section</text:p></table:table-cell></table:table-row><table:table-row><table:table-cell table:style-name="Table2.A2" office:value-type="string"><text:p text:style-name="P3"><text:a xlink:type="simple" xlink:href="https://developer.mozilla.org/en-US/docs/Web/HTML/Element/ol">&lt;</text:a><text:a xlink:type="simple" xlink:href="https://developer.mozilla.org/en-US/docs/Web/HTML/Element/ol"><text:span text:style-name="T5">ol</text:span></text:a><text:a xlink:type="simple" xlink:href="https://developer.mozilla.org/en-US/docs/Web/HTML/Element/ol">&gt;</text:a></text:p></table:table-cell><table:table-cell table:style-name="Table2.A2" office:value-type="string"><text:p text:style-name="P9"><text:span text:style-name="T7">start</text:span> | <text:span text:style-name="T7">reversed</text:span></text:p></table:table-cell><table:table-cell table:style-name="Table2.C2" office:value-type="string"><text:p text:style-name="P19">ordered list</text:p></table:table-cell></table:table-row><table:table-row><table:table-cell table:style-name="Table2.A25" office:value-type="string"><text:p text:style-name="P3"><text:a xlink:type="simple" xlink:href="https://developer.mozilla.org/en-US/docs/Web/HTML/Element/optgroup">&lt;</text:a><text:a xlink:type="simple" xlink:href="https://developer.mozilla.org/en-US/docs/Web/HTML/Element/optgroup"><text:span text:style-name="T5">optgroup</text:span></text:a><text:a xlink:type="simple" xlink:href="https://developer.mozilla.org/en-US/docs/Web/HTML/Element/optgroup">&gt;</text:a></text:p></table:table-cell><table:table-cell table:style-name="Table2.B25" office:value-type="string"><text:p text:style-name="P9"><text:span text:style-name="T7">disabled</text:span> | <text:span text:style-name="T7">label</text:span></text:p></table:table-cell><table:table-cell table:style-name="Table2.C25" office:value-type="string"><text:p text:style-name="P19">option group</text:p></table:table-cell></table:table-row><table:table-row><table:table-cell table:style-name="Table2.A2" office:value-type="string"><text:p text:style-name="P3"><text:a xlink:type="simple" xlink:href="https://developer.mozilla.org/en-US/docs/Web/HTML/Element/option">&lt;</text:a><text:a xlink:type="simple" xlink:href="https://developer.mozilla.org/en-US/docs/Web/HTML/Element/option"><text:span text:style-name="T5">option</text:span></text:a><text:a xlink:type="simple" xlink:href="https://developer.mozilla.org/en-US/docs/Web/HTML/Element/option">&gt;</text:a></text:p></table:table-cell><table:table-cell table:style-name="Table2.A2" office:value-type="string"><text:p text:style-name="P9"><text:span text:style-name="T7">disabled</text:span> | <text:span text:style-name="T7">label</text:span> | <text:span text:style-name="T7">selected</text:span> | <text:span text:style-name="T7">value</text:span></text:p></table:table-cell><table:table-cell table:style-name="Table2.C2" office:value-type="string"><text:p text:style-name="P19">Opt dropdown list</text:p></table:table-cell></table:table-row><table:table-row><table:table-cell table:style-name="Table2.A25" office:value-type="string"><text:p text:style-name="P3"><text:a xlink:type="simple" xlink:href="https://developer.mozilla.org/en-US/docs/Web/HTML/Element/output">&lt;</text:a><text:a xlink:type="simple" xlink:href="https://developer.mozilla.org/en-US/docs/Web/HTML/Element/output"><text:span text:style-name="T5">output</text:span></text:a><text:a xlink:type="simple" xlink:href="https://developer.mozilla.org/en-US/docs/Web/HTML/Element/output">&gt;</text:a></text:p></table:table-cell><table:table-cell table:style-name="Table2.B25" office:value-type="string"><text:p text:style-name="P30">form</text:p></table:table-cell><table:table-cell table:style-name="Table2.C25" office:value-type="string"><text:p text:style-name="P19">output</text:p></table:table-cell></table:table-row><table:table-row><table:table-cell table:style-name="Table2.A2" office:value-type="string"><text:p text:style-name="P3"><text:a xlink:type="simple" xlink:href="https://developer.mozilla.org/en-US/docs/Web/HTML/Element/p">&lt;</text:a><text:a xlink:type="simple" xlink:href="https://developer.mozilla.org/en-US/docs/Web/HTML/Element/p"><text:span text:style-name="T5">p</text:span></text:a><text:a xlink:type="simple" xlink:href="https://developer.mozilla.org/en-US/docs/Web/HTML/Element/p">&gt;</text:a></text:p></table:table-cell><table:table-cell table:style-name="Table2.A2" office:value-type="string"><text:p text:style-name="P25"><text:span text:style-name="T6">G</text:span>lobal attributes</text:p></table:table-cell><table:table-cell table:style-name="Table2.C2" office:value-type="string"><text:p text:style-name="P19">paragraph</text:p></table:table-cell></table:table-row><table:table-row><table:table-cell table:style-name="Table2.A25" office:value-type="string"><text:p text:style-name="P3"><text:a xlink:type="simple" xlink:href="https://developer.mozilla.org/en-US/docs/Web/HTML/Element/pre">&lt;</text:a><text:a xlink:type="simple" xlink:href="https://developer.mozilla.org/en-US/docs/Web/HTML/Element/pre"><text:span text:style-name="T5">pre</text:span></text:a><text:a xlink:type="simple" xlink:href="https://developer.mozilla.org/en-US/docs/Web/HTML/Element/pre">&gt;</text:a></text:p></table:table-cell><table:table-cell table:style-name="Table2.B25" office:value-type="string"><text:p text:style-name="P25">Global attributes</text:p></table:table-cell><table:table-cell table:style-name="Table2.C25" office:value-type="string"><text:p text:style-name="P19">Preformatted text</text:p></table:table-cell></table:table-row><table:table-row><table:table-cell table:style-name="Table2.A2" office:value-type="string"><text:p text:style-name="P3"><text:a xlink:type="simple" xlink:href="https://developer.mozilla.org/en-US/docs/Web/HTML/Element/progress">&lt;</text:a><text:a xlink:type="simple" xlink:href="https://developer.mozilla.org/en-US/docs/Web/HTML/Element/progress"><text:span text:style-name="T5">progress</text:span></text:a><text:a xlink:type="simple" xlink:href="https://developer.mozilla.org/en-US/docs/Web/HTML/Element/progress">&gt;</text:a></text:p></table:table-cell><table:table-cell table:style-name="Table2.A2" office:value-type="string"><text:p text:style-name="P9"><text:span text:style-name="T7">max</text:span> | <text:span text:style-name="T7">value</text:span></text:p></table:table-cell><table:table-cell table:style-name="Table2.C2" office:value-type="string"><text:p text:style-name="P19">progress of a task</text:p></table:table-cell></table:table-row><table:table-row><table:table-cell table:style-name="Table2.A25" office:value-type="string"><text:p text:style-name="P3"><text:a xlink:type="simple" xlink:href="https://developer.mozilla.org/en-US/docs/Web/HTML/Element/q">&lt;</text:a><text:a xlink:type="simple" xlink:href="https://developer.mozilla.org/en-US/docs/Web/HTML/Element/q"><text:span text:style-name="T5">q</text:span></text:a><text:a xlink:type="simple" xlink:href="https://developer.mozilla.org/en-US/docs/Web/HTML/Element/q">&gt;</text:a></text:p></table:table-cell><table:table-cell table:style-name="Table2.B25" office:value-type="string"><text:p text:style-name="P30">cite</text:p></table:table-cell><table:table-cell table:style-name="Table2.C25" office:value-type="string"><text:p text:style-name="P19">short quotation</text:p></table:table-cell></table:table-row><table:table-row><table:table-cell table:style-name="Table2.A2" office:value-type="string"><text:p text:style-name="P10"><text:a xlink:type="simple" xlink:href="https://developer.mozilla.org/en-US/docs/Web/HTML/Element/samp">&lt;</text:a><text:a xlink:type="simple" xlink:href="https://developer.mozilla.org/en-US/docs/Web/HTML/Element/samp"><text:span text:style-name="T5">samp</text:span></text:a><text:a xlink:type="simple" xlink:href="https://developer.mozilla.org/en-US/docs/Web/HTML/Element/samp">&gt;</text:a></text:p></table:table-cell><table:table-cell table:style-name="Table2.A2" office:value-type="string"><text:p text:style-name="P29">Global attributes</text:p></table:table-cell><table:table-cell table:style-name="Table2.C2" office:value-type="string"><text:p text:style-name="P19">Samp<text:span text:style-name="T2">le </text:span>code</text:p></table:table-cell></table:table-row><table:table-row><table:table-cell table:style-name="Table2.A25" office:value-type="string"><text:p text:style-name="P10"><text:a xlink:type="simple" xlink:href="https://developer.mozilla.org/en-US/docs/Web/HTML/Element/script">&lt;</text:a><text:a xlink:type="simple" xlink:href="https://developer.mozilla.org/en-US/docs/Web/HTML/Element/script"><text:span text:style-name="T5">script</text:span></text:a><text:a xlink:type="simple" xlink:href="https://developer.mozilla.org/en-US/docs/Web/HTML/Element/script">&gt;</text:a></text:p></table:table-cell><table:table-cell table:style-name="Table2.B25" office:value-type="string"><text:p text:style-name="P10"><text:span text:style-name="T7">async</text:span> | <text:span text:style-name="T7">type</text:span> | <text:span text:style-name="T7">defer</text:span> | <text:span text:style-name="T7">src</text:span> | <text:span text:style-name="T7">charset</text:span></text:p></table:table-cell><table:table-cell table:style-name="Table2.C25" office:value-type="string"><text:p text:style-name="P19">script</text:p></table:table-cell></table:table-row><table:table-row><table:table-cell table:style-name="Table2.A2" office:value-type="string"><text:p text:style-name="P10"><text:a xlink:type="simple" xlink:href="https://developer.mozilla.org/en-US/docs/Web/HTML/Element/section">&lt;</text:a><text:a xlink:type="simple" xlink:href="https://developer.mozilla.org/en-US/docs/Web/HTML/Element/section"><text:span text:style-name="T5">section</text:span></text:a><text:a xlink:type="simple" xlink:href="https://developer.mozilla.org/en-US/docs/Web/HTML/Element/section">&gt;</text:a></text:p></table:table-cell><table:table-cell table:style-name="Table2.A2" office:value-type="string"><text:p text:style-name="P31">cite</text:p></table:table-cell><table:table-cell table:style-name="Table2.C2" office:value-type="string"><text:p text:style-name="P19">section</text:p></table:table-cell></table:table-row><table:table-row><table:table-cell table:style-name="Table2.A25" office:value-type="string"><text:p text:style-name="P10"><text:a xlink:type="simple" xlink:href="https://developer.mozilla.org/en-US/docs/Web/HTML/Element/select">&lt;</text:a><text:a xlink:type="simple" xlink:href="https://developer.mozilla.org/en-US/docs/Web/HTML/Element/select"><text:span text:style-name="T5">select</text:span></text:a><text:a xlink:type="simple" xlink:href="https://developer.mozilla.org/en-US/docs/Web/HTML/Element/select">&gt;</text:a></text:p></table:table-cell><table:table-cell table:style-name="Table2.B25" office:value-type="string"><text:p text:style-name="P10"><text:span text:style-name="T7">autofocus</text:span> | <text:span text:style-name="T7">data</text:span> | <text:span text:style-name="T7">disabled</text:span> | <text:span text:style-name="T7">form</text:span> | </text:p><text:p text:style-name="P10"><text:span text:style-name="T7">multiple</text:span> | <text:span text:style-name="T7">name</text:span></text:p></table:table-cell><table:table-cell table:style-name="Table2.C25" office:value-type="string"><text:p text:style-name="P19">selectable list</text:p></table:table-cell></table:table-row><table:table-row><table:table-cell table:style-name="Table2.A2" office:value-type="string"><text:p text:style-name="P33"><text:a xlink:type="simple" xlink:href="https://developer.mozilla.org/en-US/docs/Web/HTML/Element/small">&lt;</text:a><text:a xlink:type="simple" xlink:href="https://developer.mozilla.org/en-US/docs/Web/HTML/Element/small"><text:span text:style-name="T5">small</text:span></text:a><text:a xlink:type="simple" xlink:href="https://developer.mozilla.org/en-US/docs/Web/HTML/Element/small">&gt;</text:a></text:p></table:table-cell><table:table-cell table:style-name="Table2.A2" office:value-type="string"><text:p text:style-name="P36">Global attributes</text:p></table:table-cell><table:table-cell table:style-name="Table2.C2" office:value-type="string"><text:p text:style-name="P35">small text</text:p></table:table-cell></table:table-row><table:table-row><table:table-cell table:style-name="Table2.A27" office:value-type="string"><text:p text:style-name="P37"><text:a xlink:type="simple" xlink:href="https://developer.mozilla.org/en-US/docs/Web/HTML/Element/span">&lt;</text:a><text:a xlink:type="simple" xlink:href="https://developer.mozilla.org/en-US/docs/Web/HTML/Element/span"><text:span text:style-name="T5">span</text:span></text:a><text:a xlink:type="simple" xlink:href="https://developer.mozilla.org/en-US/docs/Web/HTML/Element/span">&gt;</text:a></text:p></table:table-cell><table:table-cell table:style-name="Table2.A27" office:value-type="string"><text:p text:style-name="P29">Global attributes</text:p></table:table-cell><table:table-cell table:style-name="Table2.C27" office:value-type="string"><text:p text:style-name="P19">inline section</text:p></table:table-cell></table:table-row><table:table-row><table:table-cell table:style-name="Table2.A2" office:value-type="string"><text:p text:style-name="P10"><text:a xlink:type="simple" xlink:href="https://developer.mozilla.org/en-US/docs/Web/HTML/Element/strong">&lt;</text:a><text:a xlink:type="simple" xlink:href="https://developer.mozilla.org/en-US/docs/Web/HTML/Element/strong"><text:span text:style-name="T5">strong</text:span></text:a><text:a xlink:type="simple" xlink:href="https://developer.mozilla.org/en-US/docs/Web/HTML/Element/strong">&gt;</text:a></text:p></table:table-cell><table:table-cell table:style-name="Table2.A2" office:value-type="string"><text:p text:style-name="P29">Global attributes</text:p></table:table-cell><table:table-cell table:style-name="Table2.C2" office:value-type="string"><text:p text:style-name="P19">strong text</text:p></table:table-cell></table:table-row><table:table-row><table:table-cell table:style-name="Table2.A27" office:value-type="string"><text:p text:style-name="P10"><text:a xlink:type="simple" xlink:href="https://developer.mozilla.org/en-US/docs/Web/HTML/Element/style">&lt;</text:a><text:a xlink:type="simple" xlink:href="https://developer.mozilla.org/en-US/docs/Web/HTML/Element/style"><text:span text:style-name="T5">style</text:span></text:a><text:a xlink:type="simple" xlink:href="https://developer.mozilla.org/en-US/docs/Web/HTML/Element/style">&gt;</text:a></text:p></table:table-cell><table:table-cell table:style-name="Table2.A27" office:value-type="string"><text:p text:style-name="P10"><text:span text:style-name="T7">media</text:span> | <text:span text:style-name="T7">type</text:span> | <text:span text:style-name="T7">scoped</text:span></text:p></table:table-cell><table:table-cell table:style-name="Table2.C27" office:value-type="string"><text:p text:style-name="P19">style definition</text:p></table:table-cell></table:table-row><table:table-row><table:table-cell table:style-name="Table2.A2" office:value-type="string"><text:p text:style-name="P10"><text:a xlink:type="simple" xlink:href="https://developer.mozilla.org/en-US/docs/Web/HTML/Element/sub">&lt;</text:a><text:a xlink:type="simple" xlink:href="https://developer.mozilla.org/en-US/docs/Web/HTML/Element/sub"><text:span text:style-name="T5">sub</text:span></text:a><text:a xlink:type="simple" xlink:href="https://developer.mozilla.org/en-US/docs/Web/HTML/Element/sub">&gt;</text:a>/<text:a xlink:type="simple" xlink:href="https://developer.mozilla.org/en-US/docs/Web/HTML/Element/sup">&lt;</text:a><text:a xlink:type="simple" xlink:href="https://developer.mozilla.org/en-US/docs/Web/HTML/Element/sup"><text:span text:style-name="T5">sup</text:span></text:a><text:a xlink:type="simple" xlink:href="https://developer.mozilla.org/en-US/docs/Web/HTML/Element/sup">&gt;</text:a></text:p></table:table-cell><table:table-cell table:style-name="Table2.A2" office:value-type="string"><text:p text:style-name="P29">Global attributes</text:p></table:table-cell><table:table-cell table:style-name="Table2.C2" office:value-type="string"><text:p text:style-name="P19">Sub/super <text:span text:style-name="T1">text</text:span></text:p></table:table-cell></table:table-row><table:table-row><table:table-cell table:style-name="Table2.A27" office:value-type="string"><text:p text:style-name="P10"><text:a xlink:type="simple" xlink:href="https://developer.mozilla.org/en-US/docs/Web/HTML/Element/table">&lt;</text:a><text:a xlink:type="simple" xlink:href="https://developer.mozilla.org/en-US/docs/Web/HTML/Element/table"><text:span text:style-name="T5">table</text:span></text:a><text:a xlink:type="simple" xlink:href="https://developer.mozilla.org/en-US/docs/Web/HTML/Element/table">&gt;</text:a></text:p></table:table-cell><table:table-cell table:style-name="Table2.A27" office:value-type="string"><text:p text:style-name="P29">Global attributes</text:p></table:table-cell><table:table-cell table:style-name="Table2.C27" office:value-type="string"><text:p text:style-name="P19">table</text:p></table:table-cell></table:table-row><table:table-row><table:table-cell table:style-name="Table2.A2" office:value-type="string"><text:p text:style-name="P10"><text:a xlink:type="simple" xlink:href="https://developer.mozilla.org/en-US/docs/Web/HTML/Element/tbody">&lt;</text:a><text:a xlink:type="simple" xlink:href="https://developer.mozilla.org/en-US/docs/Web/HTML/Element/tbody"><text:span text:style-name="T5">tbody</text:span></text:a><text:a xlink:type="simple" xlink:href="https://developer.mozilla.org/en-US/docs/Web/HTML/Element/tbody">&gt;</text:a></text:p></table:table-cell><table:table-cell table:style-name="Table2.A2" office:value-type="string"><text:p text:style-name="P29">Global attributes</text:p></table:table-cell><table:table-cell table:style-name="Table2.C2" office:value-type="string"><text:p text:style-name="P19">table body</text:p></table:table-cell></table:table-row><table:table-row><table:table-cell table:style-name="Table2.A27" office:value-type="string"><text:p text:style-name="P10"><text:a xlink:type="simple" xlink:href="https://developer.mozilla.org/en-US/docs/Web/HTML/Element/td">&lt;</text:a><text:a xlink:type="simple" xlink:href="https://developer.mozilla.org/en-US/docs/Web/HTML/Element/td"><text:span text:style-name="T5">td</text:span></text:a><text:a xlink:type="simple" xlink:href="https://developer.mozilla.org/en-US/docs/Web/HTML/Element/td">&gt;</text:a></text:p></table:table-cell><table:table-cell table:style-name="Table2.A27" office:value-type="string"><text:p text:style-name="P10"><text:span text:style-name="T7">colspan</text:span> | <text:span text:style-name="T7">rowspan</text:span> | <text:span text:style-name="T7">headers</text:span></text:p></table:table-cell><table:table-cell table:style-name="Table2.C27" office:value-type="string"><text:p text:style-name="P19">table cell</text:p></table:table-cell></table:table-row><table:table-row><table:table-cell table:style-name="Table2.A2" office:value-type="string"><text:p text:style-name="P10"><text:a xlink:type="simple" xlink:href="https://developer.mozilla.org/en-US/docs/Web/HTML/Element/textarea">&lt;</text:a><text:a xlink:type="simple" xlink:href="https://developer.mozilla.org/en-US/docs/Web/HTML/Element/textarea"><text:span text:style-name="T5">textarea</text:span></text:a><text:a xlink:type="simple" xlink:href="https://developer.mozilla.org/en-US/docs/Web/HTML/Element/textarea">&gt;</text:a></text:p></table:table-cell><table:table-cell table:style-name="Table2.A2" office:value-type="string"><text:p text:style-name="P10"><text:span text:style-name="T7">autofocus</text:span> | <text:span text:style-name="T7">cols</text:span> | <text:span text:style-name="T7">disabled</text:span> | <text:span text:style-name="T7">form</text:span> | <text:span text:style-name="T7">name</text:span> | <text:span text:style-name="T7">readonly</text:span> | <text:span text:style-name="T7">required</text:span> | <text:span text:style-name="T7">rows</text:span> | <text:span text:style-name="T7">maxlength</text:span> | <text:span text:style-name="T7">placeholder</text:span> | <text:span text:style-name="T7">wrap</text:span></text:p></table:table-cell><table:table-cell table:style-name="Table2.C2" office:value-type="string"><text:p text:style-name="P19">text area</text:p></table:table-cell></table:table-row><table:table-row><table:table-cell table:style-name="Table2.A27" office:value-type="string"><text:p text:style-name="P10"><text:a xlink:type="simple" xlink:href="https://developer.mozilla.org/en-US/docs/Web/HTML/Element/tfoot">&lt;</text:a><text:a xlink:type="simple" xlink:href="https://developer.mozilla.org/en-US/docs/Web/HTML/Element/tfoot"><text:span text:style-name="T5">tfoot</text:span></text:a><text:a xlink:type="simple" xlink:href="https://developer.mozilla.org/en-US/docs/Web/HTML/Element/tfoot">&gt;</text:a></text:p></table:table-cell><table:table-cell table:style-name="Table2.A27" office:value-type="string"><text:p text:style-name="P29">Global attributes</text:p></table:table-cell><table:table-cell table:style-name="Table2.C27" office:value-type="string"><text:p text:style-name="P19">table footer</text:p></table:table-cell></table:table-row><table:table-row><table:table-cell table:style-name="Table2.A2" office:value-type="string"><text:p text:style-name="P10"><text:a xlink:type="simple" xlink:href="https://developer.mozilla.org/en-US/docs/Web/HTML/Element/th">&lt;</text:a><text:a xlink:type="simple" xlink:href="https://developer.mozilla.org/en-US/docs/Web/HTML/Element/th"><text:span text:style-name="T5">th</text:span></text:a><text:a xlink:type="simple" xlink:href="https://developer.mozilla.org/en-US/docs/Web/HTML/Element/th">&gt;</text:a></text:p></table:table-cell><table:table-cell table:style-name="Table2.A2" office:value-type="string"><text:p text:style-name="P10"><text:span text:style-name="T7">colspan</text:span> | <text:span text:style-name="T7">rowspan</text:span> | <text:span text:style-name="T7">scope</text:span></text:p></table:table-cell><table:table-cell table:style-name="Table2.C2" office:value-type="string"><text:p text:style-name="P19">table header</text:p></table:table-cell></table:table-row><table:table-row><table:table-cell table:style-name="Table2.A27" office:value-type="string"><text:p text:style-name="P10"><text:a xlink:type="simple" xlink:href="https://developer.mozilla.org/en-US/docs/Web/HTML/Element/thead">&lt;</text:a><text:a xlink:type="simple" xlink:href="https://developer.mozilla.org/en-US/docs/Web/HTML/Element/thead"><text:span text:style-name="T5">thead</text:span></text:a><text:a xlink:type="simple" xlink:href="https://developer.mozilla.org/en-US/docs/Web/HTML/Element/thead">&gt;</text:a></text:p></table:table-cell><table:table-cell table:style-name="Table2.A27" office:value-type="string"><text:p text:style-name="P29">Global attributes</text:p></table:table-cell><table:table-cell table:style-name="Table2.C27" office:value-type="string"><text:p text:style-name="P19">table header</text:p></table:table-cell></table:table-row><table:table-row><table:table-cell table:style-name="Table2.A2" office:value-type="string"><text:p text:style-name="P10"><text:a xlink:type="simple" xlink:href="https://developer.mozilla.org/en-US/docs/Web/HTML/Element/time">&lt;</text:a><text:a xlink:type="simple" xlink:href="https://developer.mozilla.org/en-US/docs/Web/HTML/Element/time"><text:span text:style-name="T5">time</text:span></text:a><text:a xlink:type="simple" xlink:href="https://developer.mozilla.org/en-US/docs/Web/HTML/Element/time">&gt;</text:a></text:p></table:table-cell><table:table-cell table:style-name="Table2.A2" office:value-type="string"><text:p text:style-name="P31">datetime</text:p></table:table-cell><table:table-cell table:style-name="Table2.C2" office:value-type="string"><text:p text:style-name="P19">date/time</text:p></table:table-cell></table:table-row><table:table-row><table:table-cell table:style-name="Table2.A27" office:value-type="string"><text:p text:style-name="P10"><text:a xlink:type="simple" xlink:href="https://developer.mozilla.org/en-US/docs/Web/HTML/Element/title">&lt;</text:a><text:a xlink:type="simple" xlink:href="https://developer.mozilla.org/en-US/docs/Web/HTML/Element/title"><text:span text:style-name="T5">title</text:span></text:a><text:a xlink:type="simple" xlink:href="https://developer.mozilla.org/en-US/docs/Web/HTML/Element/title">&gt;</text:a></text:p></table:table-cell><table:table-cell table:style-name="Table2.A27" office:value-type="string"><text:p text:style-name="P9">-</text:p></table:table-cell><table:table-cell table:style-name="Table2.C27" office:value-type="string"><text:p text:style-name="P19">document title</text:p></table:table-cell></table:table-row><table:table-row><table:table-cell table:style-name="Table2.A2" office:value-type="string"><text:p text:style-name="P10"><text:a xlink:type="simple" xlink:href="https://developer.mozilla.org/en-US/docs/Web/HTML/Element/tr">&lt;</text:a><text:a xlink:type="simple" xlink:href="https://developer.mozilla.org/en-US/docs/Web/HTML/Element/tr"><text:span text:style-name="T5">tr</text:span></text:a><text:a xlink:type="simple" xlink:href="https://developer.mozilla.org/en-US/docs/Web/HTML/Element/tr">&gt;</text:a></text:p></table:table-cell><table:table-cell table:style-name="Table2.A2" office:value-type="string"><text:p text:style-name="P29">Global attributes</text:p></table:table-cell><table:table-cell table:style-name="Table2.C2" office:value-type="string"><text:p text:style-name="P19">table row</text:p></table:table-cell></table:table-row><table:table-row><table:table-cell table:style-name="Table2.A27" office:value-type="string"><text:p text:style-name="P10"><text:a xlink:type="simple" xlink:href="https://developer.mozilla.org/en-US/docs/Web/HTML/Element/ul">&lt;</text:a><text:a xlink:type="simple" xlink:href="https://developer.mozilla.org/en-US/docs/Web/HTML/Element/ul"><text:span text:style-name="T5">ul</text:span></text:a><text:a xlink:type="simple" xlink:href="https://developer.mozilla.org/en-US/docs/Web/HTML/Element/ul">&gt;</text:a></text:p></table:table-cell><table:table-cell table:style-name="Table2.A27" office:value-type="string"><text:p text:style-name="P29">Global attributes</text:p></table:table-cell><table:table-cell table:style-name="Table2.C27" office:value-type="string"><text:p text:style-name="P19">unordered list</text:p></table:table-cell></table:table-row><table:table-row table:style-name="Table2.42"><table:table-cell table:style-name="Table2.A2" office:value-type="string"><text:p text:style-name="P10"><text:a xlink:type="simple" xlink:href="https://developer.mozilla.org/en-US/docs/Web/HTML/Element/video">&lt;</text:a><text:a xlink:type="simple" xlink:href="https://developer.mozilla.org/en-US/docs/Web/HTML/Element/video"><text:span text:style-name="T5">video</text:span></text:a><text:a xlink:type="simple" xlink:href="https://developer.mozilla.org/en-US/docs/Web/HTML/Element/video">&gt;</text:a></text:p></table:table-cell><table:table-cell table:style-name="Table2.A2" office:value-type="string"><text:p text:style-name="P10"><text:span text:style-name="T7">src</text:span> | <text:span text:style-name="T7">poster</text:span> | <text:span text:style-name="T7">autobuffer</text:span> | <text:span text:style-name="T7">autoplay</text:span> | <text:span text:style-name="T7">loop</text:span> | <text:span text:style-name="T7">controls</text:span> | <text:span text:style-name="T7">width</text:span> | <text:span text:style-name="T7">height</text:span></text:p></table:table-cell><table:table-cell table:style-name="Table2.C2" office:value-type="string"><text:p text:style-name="P19">video</text:p></table:table-cell></table:table-row><table:table-row table:style-name="Table2.43"><table:table-cell table:style-name="Table2.A43" office:value-type="string"><text:p text:style-name="P23">Global <text:span text:style-name="T4">a</text:span>ttributes</text:p></table:table-cell><table:table-cell table:style-name="Table2.A43" office:value-type="string"><text:p text:style-name="P11"><text:span text:style-name="T7">class</text:span> | <text:span text:style-name="T7">contenteditable</text:span> | <text:span text:style-name="T7">contextmenu</text:span> | <text:span text:style-name="T7">dir</text:span> | <text:span text:style-name="T7">draggable</text:span> | <text:span text:style-name="T7">id</text:span> | <text:span text:style-name="T7">irrelevant</text:span> | <text:span text:style-name="T7">lang</text:span> | <text:span text:style-name="T7">ref</text:span> | <text:span text:style-name="T7">registrationmark</text:span> | <text:span text:style-name="T7">tabindex</text:span> | </text:p><text:p text:style-name="P11"><text:span text:style-name="T7">template</text:span> | <text:span text:style-name="T7">title</text:span></text:p></table:table-cell><table:table-cell table:style-name="Table2.C43" office:value-type="string"><text:p text:style-name="P20">Global attributes of html</text:p></table:table-cell></table:table-row></table:table><text:p text:style-name="Frame_20_contents"/></draw:text-box></draw:frame><draw:frame draw:style-name="fr1" draw:name="Frame2" text:anchor-type="paragraph" svg:x="0.0382in" svg:y="-0.0028in" svg:width="3.2382in" draw:z-index="1"><draw:text-box fo:min-height="10.0535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13">Code</text:p></table:table-cell><table:table-cell table:style-name="Table1.A1" office:value-type="string"><text:p text:style-name="P13">Attributes</text:p></table:table-cell><table:table-cell table:style-name="Table1.C1" office:value-type="string"><text:p text:style-name="P21">Description</text:p></table:table-cell></table:table-row><table:table-row><table:table-cell table:style-name="Table1.A2" office:value-type="string"><text:p text:style-name="P3">&lt;!-- --&gt;</text:p></table:table-cell><table:table-cell table:style-name="Table1.A2" office:value-type="string"><text:p text:style-name="P7">-</text:p></table:table-cell><table:table-cell table:style-name="Table1.C2" office:value-type="string"><text:p text:style-name="P15">comment</text:p></table:table-cell></table:table-row><table:table-row><table:table-cell table:style-name="Table1.A3" office:value-type="string"><text:p text:style-name="P3"><text:a xlink:type="simple" xlink:href="https://developer.mozilla.org/en-US/docs/Glossary/Doctype">&lt;!</text:a><text:a xlink:type="simple" xlink:href="https://developer.mozilla.org/en-US/docs/Glossary/Doctype"><text:span text:style-name="T5">DOCTYPE</text:span></text:a><text:a xlink:type="simple" xlink:href="https://developer.mozilla.org/en-US/docs/Glossary/Doctype">&gt;</text:a></text:p></table:table-cell><table:table-cell table:style-name="Table1.A3" office:value-type="string"><text:p text:style-name="P8">-</text:p></table:table-cell><table:table-cell table:style-name="Table1.C3" office:value-type="string"><text:p text:style-name="P15">document type</text:p></table:table-cell></table:table-row><table:table-row><table:table-cell table:style-name="Table1.A35" office:value-type="string"><text:p text:style-name="P3"><text:a xlink:type="simple" xlink:href="https://developer.mozilla.org/en-US/docs/Web/HTML/Element/a">&lt;</text:a><text:a xlink:type="simple" xlink:href="https://developer.mozilla.org/en-US/docs/Web/HTML/Element/a"><text:span text:style-name="T5">a</text:span></text:a><text:a xlink:type="simple" xlink:href="https://developer.mozilla.org/en-US/docs/Web/HTML/Element/a">&gt;</text:a></text:p></table:table-cell><table:table-cell table:style-name="Table1.B4" office:value-type="string"><text:p text:style-name="P2"><text:span text:style-name="T7">href</text:span> | <text:span text:style-name="T7">hreflang</text:span> | <text:span text:style-name="T7">media</text:span> | <text:span text:style-name="T7">ping</text:span> | <text:span text:style-name="T7">rel</text:span> | <text:span text:style-name="T7">target</text:span> | <text:span text:style-name="T7">type</text:span></text:p></table:table-cell><table:table-cell table:style-name="Table1.C4" office:value-type="string"><text:p text:style-name="P15">hyperlink</text:p></table:table-cell></table:table-row><table:table-row><table:table-cell table:style-name="Table1.A3" office:value-type="string"><text:p text:style-name="P3"><text:a xlink:type="simple" xlink:href="https://developer.mozilla.org/en-US/docs/Web/HTML/Element/address">&lt;</text:a><text:a xlink:type="simple" xlink:href="https://developer.mozilla.org/en-US/docs/Web/HTML/Element/address"><text:span text:style-name="T5">address</text:span></text:a><text:a xlink:type="simple" xlink:href="https://developer.mozilla.org/en-US/docs/Web/HTML/Element/address">&gt;</text:a></text:p></table:table-cell><table:table-cell table:style-name="Table1.A3" office:value-type="string"><text:p text:style-name="P24">Global attributes</text:p></table:table-cell><table:table-cell table:style-name="Table1.C3" office:value-type="string"><text:p text:style-name="P15">address</text:p></table:table-cell></table:table-row><table:table-row><table:table-cell table:style-name="Table1.A35" office:value-type="string"><text:p text:style-name="P3"><text:a xlink:type="simple" xlink:href="https://developer.mozilla.org/en-US/docs/Web/HTML/Element/article">&lt;</text:a><text:a xlink:type="simple" xlink:href="https://developer.mozilla.org/en-US/docs/Web/HTML/Element/article"><text:span text:style-name="T5">article</text:span></text:a><text:a xlink:type="simple" xlink:href="https://developer.mozilla.org/en-US/docs/Web/HTML/Element/article">&gt;</text:a></text:p></table:table-cell><table:table-cell table:style-name="Table1.B6" office:value-type="string"><text:p text:style-name="P24">Global attributes</text:p></table:table-cell><table:table-cell table:style-name="Table1.C6" office:value-type="string"><text:p text:style-name="P15">article</text:p></table:table-cell></table:table-row><table:table-row><table:table-cell table:style-name="Table1.A3" office:value-type="string"><text:p text:style-name="P3"><text:a xlink:type="simple" xlink:href="https://developer.mozilla.org/en-US/docs/Web/HTML/Element/aside">&lt;</text:a><text:a xlink:type="simple" xlink:href="https://developer.mozilla.org/en-US/docs/Web/HTML/Element/aside"><text:span text:style-name="T5">aside</text:span></text:a><text:a xlink:type="simple" xlink:href="https://developer.mozilla.org/en-US/docs/Web/HTML/Element/aside">&gt;</text:a></text:p></table:table-cell><table:table-cell table:style-name="Table1.A3" office:value-type="string"><text:p text:style-name="P24">Global attributes</text:p></table:table-cell><table:table-cell table:style-name="Table1.C3" office:value-type="string"><text:p text:style-name="P15">outside the main flow of the narrative</text:p></table:table-cell></table:table-row><table:table-row><table:table-cell table:style-name="Table1.A35" office:value-type="string"><text:p text:style-name="P3"><text:a xlink:type="simple" xlink:href="https://developer.mozilla.org/en-US/docs/Web/HTML/Element/audio">&lt;</text:a><text:a xlink:type="simple" xlink:href="https://developer.mozilla.org/en-US/docs/Web/HTML/Element/audio"><text:span text:style-name="T5">audio</text:span></text:a><text:a xlink:type="simple" xlink:href="https://developer.mozilla.org/en-US/docs/Web/HTML/Element/audio">&gt;</text:a></text:p></table:table-cell><table:table-cell table:style-name="Table1.B8" office:value-type="string"><text:p text:style-name="P2"><text:span text:style-name="T7">autobuffer</text:span> | <text:span text:style-name="T7">autoplay</text:span> | <text:span text:style-name="T7">controls</text:span> | <text:span text:style-name="T7">loop</text:span> | <text:span text:style-name="T7">src</text:span></text:p></table:table-cell><table:table-cell table:style-name="Table1.C8" office:value-type="string"><text:p text:style-name="P15">sound content</text:p></table:table-cell></table:table-row><table:table-row><table:table-cell table:style-name="Table1.A3" office:value-type="string"><text:p text:style-name="P3"><text:a xlink:type="simple" xlink:href="https://developer.mozilla.org/en-US/docs/Web/HTML/Element/base">&lt;</text:a><text:a xlink:type="simple" xlink:href="https://developer.mozilla.org/en-US/docs/Web/HTML/Element/base"><text:span text:style-name="T5">base</text:span></text:a><text:a xlink:type="simple" xlink:href="https://developer.mozilla.org/en-US/docs/Web/HTML/Element/base">&gt;</text:a></text:p></table:table-cell><table:table-cell table:style-name="Table1.A3" office:value-type="string"><text:p text:style-name="P2"><text:span text:style-name="T7">href</text:span> | <text:span text:style-name="T7">target</text:span></text:p></table:table-cell><table:table-cell table:style-name="Table1.C3" office:value-type="string"><text:p text:style-name="P15">base URL for all the page links</text:p></table:table-cell></table:table-row><table:table-row><table:table-cell table:style-name="Table1.A10" office:value-type="string"><text:p text:style-name="P3"><text:a xlink:type="simple" xlink:href="https://developer.mozilla.org/en-US/docs/Web/HTML/Element/bdo">&lt;</text:a><text:a xlink:type="simple" xlink:href="https://developer.mozilla.org/en-US/docs/Web/HTML/Element/bdo"><text:span text:style-name="T5">bdo</text:span></text:a><text:a xlink:type="simple" xlink:href="https://developer.mozilla.org/en-US/docs/Web/HTML/Element/bdo">&gt;</text:a></text:p></table:table-cell><table:table-cell table:style-name="Table1.B10" office:value-type="string"><text:p text:style-name="P30">dir</text:p></table:table-cell><table:table-cell table:style-name="Table1.C10" office:value-type="string"><text:p text:style-name="P15">direction of text </text:p><text:p text:style-name="P15">display</text:p></table:table-cell></table:table-row><table:table-row><table:table-cell table:style-name="Table1.A3" office:value-type="string"><text:p text:style-name="P3"><text:a xlink:type="simple" xlink:href="https://developer.mozilla.org/en-US/docs/Web/HTML/Element/blockquote">&lt;</text:a><text:a xlink:type="simple" xlink:href="https://developer.mozilla.org/en-US/docs/Web/HTML/Element/blockquote"><text:span text:style-name="T5">blockquote</text:span></text:a><text:a xlink:type="simple" xlink:href="https://developer.mozilla.org/en-US/docs/Web/HTML/Element/blockquote">&gt;</text:a></text:p></table:table-cell><table:table-cell table:style-name="Table1.A3" office:value-type="string"><text:p text:style-name="P30">cite</text:p></table:table-cell><table:table-cell table:style-name="Table1.C3" office:value-type="string"><text:p text:style-name="P15">long quotation</text:p></table:table-cell></table:table-row><table:table-row><table:table-cell table:style-name="Table1.A35" office:value-type="string"><text:p text:style-name="P3"><text:a xlink:type="simple" xlink:href="https://developer.mozilla.org/en-US/docs/Web/HTML/Element/body">&lt;</text:a><text:a xlink:type="simple" xlink:href="https://developer.mozilla.org/en-US/docs/Web/HTML/Element/body"><text:span text:style-name="T5">body</text:span></text:a><text:a xlink:type="simple" xlink:href="https://developer.mozilla.org/en-US/docs/Web/HTML/Element/body">&gt;</text:a></text:p></table:table-cell><table:table-cell table:style-name="Table1.B12" office:value-type="string"><text:p text:style-name="P25">Global attributes</text:p></table:table-cell><table:table-cell table:style-name="Table1.C12" office:value-type="string"><text:p text:style-name="P15">body element</text:p></table:table-cell></table:table-row><table:table-row><table:table-cell table:style-name="Table1.A3" office:value-type="string"><text:p text:style-name="P3"><text:a xlink:type="simple" xlink:href="https://developer.mozilla.org/en-US/docs/Web/HTML/Element/br">&lt;</text:a><text:a xlink:type="simple" xlink:href="https://developer.mozilla.org/en-US/docs/Web/HTML/Element/br"><text:span text:style-name="T5">br</text:span></text:a><text:a xlink:type="simple" xlink:href="https://developer.mozilla.org/en-US/docs/Web/HTML/Element/br">&gt;</text:a></text:p></table:table-cell><table:table-cell table:style-name="Table1.A3" office:value-type="string"><text:p text:style-name="P25">Global attributes</text:p></table:table-cell><table:table-cell table:style-name="Table1.C3" office:value-type="string"><text:p text:style-name="P15">inserts a single line break</text:p></table:table-cell></table:table-row><table:table-row><table:table-cell table:style-name="Table1.A35" office:value-type="string"><text:p text:style-name="P3"><text:a xlink:type="simple" xlink:href="https://developer.mozilla.org/en-US/docs/Web/HTML/Element/button">&lt;</text:a><text:a xlink:type="simple" xlink:href="https://developer.mozilla.org/en-US/docs/Web/HTML/Element/button"><text:span text:style-name="T5">button</text:span></text:a><text:a xlink:type="simple" xlink:href="https://developer.mozilla.org/en-US/docs/Web/HTML/Element/button">&gt;</text:a></text:p></table:table-cell><table:table-cell table:style-name="Table1.B14" office:value-type="string"><text:p text:style-name="P9"><text:span text:style-name="T7">autofocus</text:span> | <text:span text:style-name="T7">disabled</text:span> | <text:span text:style-name="T7">form</text:span> | <text:span text:style-name="T7">formaction</text:span> | <text:span text:style-name="T7">formenctype</text:span> | <text:span text:style-name="T7">formmethod</text:span> | <text:span text:style-name="T7">formnovalidate</text:span> | <text:span text:style-name="T7">formtarget</text:span> | <text:span text:style-name="T7">name</text:span> | <text:s/><text:span text:style-name="T7">type</text:span> | <text:span text:style-name="T7">value</text:span></text:p></table:table-cell><table:table-cell table:style-name="Table1.C14" office:value-type="string"><text:p text:style-name="P15">push button</text:p></table:table-cell></table:table-row><table:table-row><table:table-cell table:style-name="Table1.A3" office:value-type="string"><text:p text:style-name="P3"><text:a xlink:type="simple" xlink:href="https://developer.mozilla.org/en-US/docs/Web/HTML/Element/canvas">&lt;</text:a><text:a xlink:type="simple" xlink:href="https://developer.mozilla.org/en-US/docs/Web/HTML/Element/canvas"><text:span text:style-name="T5">canvas</text:span></text:a><text:a xlink:type="simple" xlink:href="https://developer.mozilla.org/en-US/docs/Web/HTML/Element/canvas">&gt;</text:a></text:p></table:table-cell><table:table-cell table:style-name="Table1.A3" office:value-type="string"><text:p text:style-name="P9"><text:span text:style-name="T7">height</text:span> | <text:span text:style-name="T7">width</text:span></text:p></table:table-cell><table:table-cell table:style-name="Table1.C3" office:value-type="string"><text:p text:style-name="P15">Graphic area</text:p></table:table-cell></table:table-row><table:table-row><table:table-cell table:style-name="Table1.A35" office:value-type="string"><text:p text:style-name="P3"><text:a xlink:type="simple" xlink:href="https://developer.mozilla.org/en-US/docs/Web/HTML/Element/caption">&lt;</text:a><text:a xlink:type="simple" xlink:href="https://developer.mozilla.org/en-US/docs/Web/HTML/Element/caption"><text:span text:style-name="T5">caption</text:span></text:a><text:a xlink:type="simple" xlink:href="https://developer.mozilla.org/en-US/docs/Web/HTML/Element/caption">&gt;</text:a></text:p></table:table-cell><table:table-cell table:style-name="Table1.B16" office:value-type="string"><text:p text:style-name="P25">Global attributes</text:p></table:table-cell><table:table-cell table:style-name="Table1.C16" office:value-type="string"><text:p text:style-name="P15">table caption</text:p></table:table-cell></table:table-row><table:table-row><table:table-cell table:style-name="Table1.A3" office:value-type="string"><text:p text:style-name="P3"><text:a xlink:type="simple" xlink:href="https://developer.mozilla.org/en-US/docs/Web/HTML/Element/code">&lt;</text:a><text:a xlink:type="simple" xlink:href="https://developer.mozilla.org/en-US/docs/Web/HTML/Element/code"><text:span text:style-name="T5">code</text:span></text:a><text:a xlink:type="simple" xlink:href="https://developer.mozilla.org/en-US/docs/Web/HTML/Element/code">&gt;</text:a></text:p></table:table-cell><table:table-cell table:style-name="Table1.A3" office:value-type="string"><text:p text:style-name="P25">Global attributes</text:p></table:table-cell><table:table-cell table:style-name="Table1.C3" office:value-type="string"><text:p text:style-name="P16">computer code text</text:p></table:table-cell></table:table-row><table:table-row><table:table-cell table:style-name="Table1.A35" office:value-type="string"><text:p text:style-name="P3"><text:a xlink:type="simple" xlink:href="https://developer.mozilla.org/en-US/docs/Web/HTML/Element/col">&lt;</text:a><text:a xlink:type="simple" xlink:href="https://developer.mozilla.org/en-US/docs/Web/HTML/Element/col"><text:span text:style-name="T5">col</text:span></text:a><text:a xlink:type="simple" xlink:href="https://developer.mozilla.org/en-US/docs/Web/HTML/Element/col">&gt;</text:a></text:p></table:table-cell><table:table-cell table:style-name="Table1.B18" office:value-type="string"><text:p text:style-name="P30">span</text:p></table:table-cell><table:table-cell table:style-name="Table1.C18" office:value-type="string"><text:p text:style-name="P16">attributes for table columns</text:p></table:table-cell></table:table-row><table:table-row><table:table-cell table:style-name="Table1.A3" office:value-type="string"><text:p text:style-name="P3"><text:a xlink:type="simple" xlink:href="https://developer.mozilla.org/en-US/docs/Web/HTML/Element/colgroup">&lt;</text:a><text:a xlink:type="simple" xlink:href="https://developer.mozilla.org/en-US/docs/Web/HTML/Element/colgroup"><text:span text:style-name="T5">colgroup</text:span></text:a><text:a xlink:type="simple" xlink:href="https://developer.mozilla.org/en-US/docs/Web/HTML/Element/colgroup">&gt;</text:a></text:p></table:table-cell><table:table-cell table:style-name="Table1.A3" office:value-type="string"><text:p text:style-name="P30">span</text:p></table:table-cell><table:table-cell table:style-name="Table1.C3" office:value-type="string"><text:p text:style-name="P16">groups of table columns</text:p></table:table-cell></table:table-row><table:table-row><table:table-cell table:style-name="Table1.A20" office:value-type="string"><text:p text:style-name="P3"><text:a xlink:type="simple" xlink:href="https://developer.mozilla.org/en-US/docs/Web/HTML/Element/command">&lt;</text:a><text:a xlink:type="simple" xlink:href="https://developer.mozilla.org/en-US/docs/Web/HTML/Element/command"><text:span text:style-name="T5">command</text:span></text:a><text:a xlink:type="simple" xlink:href="https://developer.mozilla.org/en-US/docs/Web/HTML/Element/command">&gt;</text:a></text:p></table:table-cell><table:table-cell table:style-name="Table1.B20" office:value-type="string"><text:p text:style-name="P9"><text:span text:style-name="T7">checked</text:span> | <text:span text:style-name="T7">default</text:span> | <text:span text:style-name="T7">disabled</text:span> | <text:span text:style-name="T7">hidden</text:span> | <text:span text:style-name="T7">icon</text:span> | <text:span text:style-name="T7">label</text:span> | <text:span text:style-name="T7">radiogroup</text:span> | <text:span text:style-name="T7">type</text:span></text:p></table:table-cell><table:table-cell table:style-name="Table1.C20" office:value-type="string"><text:p text:style-name="P16">Command butt<text:span text:style-name="T3">on</text:span></text:p></table:table-cell></table:table-row><table:table-row><table:table-cell table:style-name="Table1.A35" office:value-type="string"><text:p text:style-name="P3"><text:a xlink:type="simple" xlink:href="https://developer.mozilla.org/en-US/docs/Web/HTML/Element/datalist">&lt;</text:a><text:a xlink:type="simple" xlink:href="https://developer.mozilla.org/en-US/docs/Web/HTML/Element/datalist"><text:span text:style-name="T5">datalist</text:span></text:a><text:a xlink:type="simple" xlink:href="https://developer.mozilla.org/en-US/docs/Web/HTML/Element/datalist">&gt;</text:a></text:p></table:table-cell><table:table-cell table:style-name="Table1.B21" office:value-type="string"><text:p text:style-name="P25">Global attributes</text:p></table:table-cell><table:table-cell table:style-name="Table1.C21" office:value-type="string"><text:p text:style-name="P16">dropdown list</text:p></table:table-cell></table:table-row><table:table-row><table:table-cell table:style-name="Table1.A3" office:value-type="string"><text:p text:style-name="P3"><text:a xlink:type="simple" xlink:href="https://developer.mozilla.org/en-US/docs/Web/HTML/Element/dd">&lt;</text:a><text:a xlink:type="simple" xlink:href="https://developer.mozilla.org/en-US/docs/Web/HTML/Element/dd"><text:span text:style-name="T5">dd</text:span></text:a><text:a xlink:type="simple" xlink:href="https://developer.mozilla.org/en-US/docs/Web/HTML/Element/dd">&gt;</text:a></text:p></table:table-cell><table:table-cell table:style-name="Table1.A3" office:value-type="string"><text:p text:style-name="P25">Global attributes</text:p></table:table-cell><table:table-cell table:style-name="Table1.C3" office:value-type="string"><text:p text:style-name="P16">Definition description</text:p></table:table-cell></table:table-row><table:table-row><table:table-cell table:style-name="Table1.A35" office:value-type="string"><text:p text:style-name="P3"><text:a xlink:type="simple" xlink:href="https://developer.mozilla.org/en-US/docs/Web/HTML/Element/del">&lt;</text:a><text:a xlink:type="simple" xlink:href="https://developer.mozilla.org/en-US/docs/Web/HTML/Element/del"><text:span text:style-name="T5">del</text:span></text:a><text:a xlink:type="simple" xlink:href="https://developer.mozilla.org/en-US/docs/Web/HTML/Element/del">&gt;</text:a></text:p></table:table-cell><table:table-cell table:style-name="Table1.B23" office:value-type="string"><text:p text:style-name="P9"><text:span text:style-name="T7">cite</text:span> | <text:span text:style-name="T7">datetime</text:span></text:p></table:table-cell><table:table-cell table:style-name="Table1.C23" office:value-type="string"><text:p text:style-name="P16">deleted text</text:p></table:table-cell></table:table-row><table:table-row><table:table-cell table:style-name="Table1.A3" office:value-type="string"><text:p text:style-name="P3"><text:a xlink:type="simple" xlink:href="https://developer.mozilla.org/en-US/docs/Web/HTML/Element/details">&lt;</text:a><text:a xlink:type="simple" xlink:href="https://developer.mozilla.org/en-US/docs/Web/HTML/Element/details"><text:span text:style-name="T5">details</text:span></text:a><text:a xlink:type="simple" xlink:href="https://developer.mozilla.org/en-US/docs/Web/HTML/Element/details">&gt;</text:a></text:p></table:table-cell><table:table-cell table:style-name="Table1.A3" office:value-type="string"><text:p text:style-name="P30">open</text:p></table:table-cell><table:table-cell table:style-name="Table1.C3" office:value-type="string"><text:p text:style-name="P16">details of an </text:p><text:p text:style-name="P16">element</text:p></table:table-cell></table:table-row><table:table-row><table:table-cell table:style-name="Table1.A35" office:value-type="string"><text:p text:style-name="P3"><text:a xlink:type="simple" xlink:href="https://developer.mozilla.org/en-US/docs/Web/HTML/Element/div">&lt;</text:a><text:a xlink:type="simple" xlink:href="https://developer.mozilla.org/en-US/docs/Web/HTML/Element/div"><text:span text:style-name="T5">div</text:span></text:a><text:a xlink:type="simple" xlink:href="https://developer.mozilla.org/en-US/docs/Web/HTML/Element/div">&gt;</text:a></text:p></table:table-cell><table:table-cell table:style-name="Table1.B25" office:value-type="string"><text:p text:style-name="P25">Global attributes</text:p></table:table-cell><table:table-cell table:style-name="Table1.C25" office:value-type="string"><text:p text:style-name="P16">section in a document</text:p></table:table-cell></table:table-row><table:table-row><table:table-cell table:style-name="Table1.A3" office:value-type="string"><text:p text:style-name="P3"><text:a xlink:type="simple" xlink:href="https://developer.mozilla.org/en-US/docs/Web/HTML/Element/dfn">&lt;</text:a><text:a xlink:type="simple" xlink:href="https://developer.mozilla.org/en-US/docs/Web/HTML/Element/dfn"><text:span text:style-name="T5">dfn</text:span></text:a><text:a xlink:type="simple" xlink:href="https://developer.mozilla.org/en-US/docs/Web/HTML/Element/dfn">&gt;</text:a></text:p></table:table-cell><table:table-cell table:style-name="Table1.A3" office:value-type="string"><text:p text:style-name="P30">title</text:p></table:table-cell><table:table-cell table:style-name="Table1.C3" office:value-type="string"><text:p text:style-name="P16">definition term</text:p></table:table-cell></table:table-row><table:table-row><table:table-cell table:style-name="Table1.A35" office:value-type="string"><text:p text:style-name="P3"><text:a xlink:type="simple" xlink:href="https://developer.mozilla.org/en-US/docs/Web/HTML/Element/dl">&lt;</text:a><text:a xlink:type="simple" xlink:href="https://developer.mozilla.org/en-US/docs/Web/HTML/Element/dl"><text:span text:style-name="T5">dl</text:span></text:a><text:a xlink:type="simple" xlink:href="https://developer.mozilla.org/en-US/docs/Web/HTML/Element/dl">&gt;</text:a></text:p></table:table-cell><table:table-cell table:style-name="Table1.B27" office:value-type="string"><text:p text:style-name="P25">Global attributes</text:p></table:table-cell><table:table-cell table:style-name="Table1.C27" office:value-type="string"><text:p text:style-name="P16">definition list</text:p></table:table-cell></table:table-row><table:table-row><table:table-cell table:style-name="Table1.A3" office:value-type="string"><text:p text:style-name="P3"><text:a xlink:type="simple" xlink:href="https://developer.mozilla.org/en-US/docs/Web/HTML/Element/dt">&lt;</text:a><text:a xlink:type="simple" xlink:href="https://developer.mozilla.org/en-US/docs/Web/HTML/Element/dt"><text:span text:style-name="T5">dt</text:span></text:a><text:a xlink:type="simple" xlink:href="https://developer.mozilla.org/en-US/docs/Web/HTML/Element/dt">&gt;</text:a></text:p></table:table-cell><table:table-cell table:style-name="Table1.A3" office:value-type="string"><text:p text:style-name="P25">Global attributes</text:p></table:table-cell><table:table-cell table:style-name="Table1.C3" office:value-type="string"><text:p text:style-name="P16">definition term</text:p></table:table-cell></table:table-row><table:table-row><table:table-cell table:style-name="Table1.A29" office:value-type="string"><text:p text:style-name="P3"><text:a xlink:type="simple" xlink:href="https://developer.mozilla.org/en-US/docs/Web/HTML/Element/em">&lt;</text:a><text:a xlink:type="simple" xlink:href="https://developer.mozilla.org/en-US/docs/Web/HTML/Element/em"><text:span text:style-name="T5">em</text:span></text:a><text:a xlink:type="simple" xlink:href="https://developer.mozilla.org/en-US/docs/Web/HTML/Element/em">&gt;</text:a></text:p></table:table-cell><table:table-cell table:style-name="Table1.B29" office:value-type="string"><text:p text:style-name="P25">Global attributes</text:p></table:table-cell><table:table-cell table:style-name="Table1.C29" office:value-type="string"><text:p text:style-name="P16">emphasized </text:p><text:p text:style-name="P16">text</text:p></table:table-cell></table:table-row><table:table-row><table:table-cell table:style-name="Table1.A3" office:value-type="string"><text:p text:style-name="P3"><text:a xlink:type="simple" xlink:href="https://developer.mozilla.org/en-US/docs/Web/HTML/Element/fieldset">&lt;</text:a><text:a xlink:type="simple" xlink:href="https://developer.mozilla.org/en-US/docs/Web/HTML/Element/fieldset"><text:span text:style-name="T5">fieldset</text:span></text:a><text:a xlink:type="simple" xlink:href="https://developer.mozilla.org/en-US/docs/Web/HTML/Element/fieldset">&gt;</text:a></text:p></table:table-cell><table:table-cell table:style-name="Table1.A3" office:value-type="string"><text:p text:style-name="P9"><text:span text:style-name="T7">disabled</text:span> | <text:span text:style-name="T7">form</text:span> | <text:span text:style-name="T7">name</text:span></text:p></table:table-cell><table:table-cell table:style-name="Table1.C3" office:value-type="string"><text:p text:style-name="P16">fieldset</text:p></table:table-cell></table:table-row><table:table-row><table:table-cell table:style-name="Table1.A35" office:value-type="string"><text:p text:style-name="P4"><text:a xlink:type="simple" xlink:href="https://developer.mozilla.org/en-US/docs/Web/HTML/Element/figure">&lt;</text:a><text:a xlink:type="simple" xlink:href="https://developer.mozilla.org/en-US/docs/Web/HTML/Element/figure"><text:span text:style-name="T5">figure</text:span></text:a><text:a xlink:type="simple" xlink:href="https://developer.mozilla.org/en-US/docs/Web/HTML/Element/figure">&gt;</text:a></text:p></table:table-cell><table:table-cell table:style-name="Table1.B31" office:value-type="string"><text:p text:style-name="P26">Global attributes</text:p></table:table-cell><table:table-cell table:style-name="Table1.C31" office:value-type="string"><text:p text:style-name="P16">group of media content, and their caption</text:p></table:table-cell></table:table-row><table:table-row><table:table-cell table:style-name="Table1.A3" office:value-type="string"><text:p text:style-name="P4"><text:a xlink:type="simple" xlink:href="https://developer.mozilla.org/en-US/docs/Web/HTML/Element/footer">&lt;</text:a><text:a xlink:type="simple" xlink:href="https://developer.mozilla.org/en-US/docs/Web/HTML/Element/footer"><text:span text:style-name="T5">footer</text:span></text:a><text:a xlink:type="simple" xlink:href="https://developer.mozilla.org/en-US/docs/Web/HTML/Element/footer">&gt;</text:a></text:p></table:table-cell><table:table-cell table:style-name="Table1.A3" office:value-type="string"><text:p text:style-name="P26">Global attributes</text:p></table:table-cell><table:table-cell table:style-name="Table1.C3" office:value-type="string"><text:p text:style-name="P16">footer for a section or page</text:p></table:table-cell></table:table-row><table:table-row><table:table-cell table:style-name="Table1.A35" office:value-type="string"><text:p text:style-name="P4"><text:a xlink:type="simple" xlink:href="https://developer.mozilla.org/en-US/docs/Web/HTML/Element/form">&lt;</text:a><text:a xlink:type="simple" xlink:href="https://developer.mozilla.org/en-US/docs/Web/HTML/Element/form"><text:span text:style-name="T5">form</text:span></text:a><text:a xlink:type="simple" xlink:href="https://developer.mozilla.org/en-US/docs/Web/HTML/Element/form">&gt;</text:a></text:p></table:table-cell><table:table-cell table:style-name="Table1.B33" office:value-type="string"><text:p text:style-name="P4"><text:span text:style-name="T7">action</text:span> | <text:span text:style-name="T7">data</text:span> | <text:span text:style-name="T7">replace</text:span> | <text:span text:style-name="T7">accept</text:span> | <text:span text:style-name="T7">accept-charset</text:span> | <text:span text:style-name="T7">enctype</text:span> | <text:span text:style-name="T7">method</text:span> | <text:span text:style-name="T7">target</text:span></text:p></table:table-cell><table:table-cell table:style-name="Table1.C33" office:value-type="string"><text:p text:style-name="P16">form</text:p></table:table-cell></table:table-row><table:table-row><table:table-cell table:style-name="Table1.A3" office:value-type="string"><text:p text:style-name="P4"><text:a xlink:type="simple" xlink:href="https://developer.mozilla.org/en-US/docs/Web/HTML/Element/Heading_Elements">&lt;</text:a><text:a xlink:type="simple" xlink:href="https://developer.mozilla.org/en-US/docs/Web/HTML/Element/Heading_Elements"><text:span text:style-name="T5">h1</text:span></text:a><text:a xlink:type="simple" xlink:href="https://developer.mozilla.org/en-US/docs/Web/HTML/Element/Heading_Elements">&gt; to &lt;</text:a><text:a xlink:type="simple" xlink:href="https://developer.mozilla.org/en-US/docs/Web/HTML/Element/Heading_Elements"><text:span text:style-name="T5">h6</text:span></text:a><text:a xlink:type="simple" xlink:href="https://developer.mozilla.org/en-US/docs/Web/HTML/Element/Heading_Elements">&gt;</text:a></text:p></table:table-cell><table:table-cell table:style-name="Table1.A3" office:value-type="string"><text:p text:style-name="P26">Global attributes</text:p></table:table-cell><table:table-cell table:style-name="Table1.C3" office:value-type="string"><text:p text:style-name="P16">header 1 to header6</text:p></table:table-cell></table:table-row><table:table-row><table:table-cell table:style-name="Table1.A35" office:value-type="string"><text:p text:style-name="P4"><text:a xlink:type="simple" xlink:href="https://developer.mozilla.org/en-US/docs/Web/HTML/Element/head">&lt;</text:a><text:a xlink:type="simple" xlink:href="https://developer.mozilla.org/en-US/docs/Web/HTML/Element/head"><text:span text:style-name="T5">head</text:span></text:a><text:a xlink:type="simple" xlink:href="https://developer.mozilla.org/en-US/docs/Web/HTML/Element/head">&gt;</text:a></text:p></table:table-cell><table:table-cell table:style-name="Table1.B35" office:value-type="string"><text:p text:style-name="P4">-</text:p></table:table-cell><table:table-cell table:style-name="Table1.C35" office:value-type="string"><text:p text:style-name="P16">Information about the </text:p><text:p text:style-name="P16">document</text:p></table:table-cell></table:table-row><table:table-row><table:table-cell table:style-name="Table1.A3" office:value-type="string"><text:p text:style-name="P4"><text:a xlink:type="simple" xlink:href="https://developer.mozilla.org/en-US/docs/Web/HTML/Element/header">&lt;</text:a><text:a xlink:type="simple" xlink:href="https://developer.mozilla.org/en-US/docs/Web/HTML/Element/header"><text:span text:style-name="T5">header</text:span></text:a><text:a xlink:type="simple" xlink:href="https://developer.mozilla.org/en-US/docs/Web/HTML/Element/header">&gt;</text:a></text:p></table:table-cell><table:table-cell table:style-name="Table1.A3" office:value-type="string"><text:p text:style-name="P26">Global attributes</text:p></table:table-cell><table:table-cell table:style-name="Table1.C3" office:value-type="string"><text:p text:style-name="P16">header for a section or page</text:p></table:table-cell></table:table-row><table:table-row table:style-name="Table1.37"><table:table-cell table:style-name="Table1.A37" office:value-type="string"><text:p text:style-name="P5"><text:a xlink:type="simple" xlink:href="https://developer.mozilla.org/en-US/docs/Web/HTML/Element/hgroup">&lt;</text:a><text:a xlink:type="simple" xlink:href="https://developer.mozilla.org/en-US/docs/Web/HTML/Element/hgroup"><text:span text:style-name="T5">hgroup</text:span></text:a><text:a xlink:type="simple" xlink:href="https://developer.mozilla.org/en-US/docs/Web/HTML/Element/hgroup">&gt;</text:a></text:p></table:table-cell><table:table-cell table:style-name="Table1.B37" office:value-type="string"><text:p text:style-name="P27">Global attributes</text:p></table:table-cell><table:table-cell table:style-name="Table1.C37" office:value-type="string"><text:p text:style-name="P17">heading section</text:p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21:17:18.120970860</meta:creation-date>
    <dc:date>2015-09-28T18:35:30.302830225</dc:date>
    <meta:editing-duration>PT3H58M35S</meta:editing-duration>
    <meta:editing-cycles>45</meta:editing-cycles>
    <meta:generator>LibreOffice/4.2.8.2$Linux_X86_64 LibreOffice_project/420m0$Build-2</meta:generator>
    <meta:document-statistic meta:table-count="2" meta:image-count="0" meta:object-count="0" meta:page-count="1" meta:paragraph-count="246" meta:word-count="651" meta:character-count="3789" meta:non-whitespace-character-count="3377"/>
  </office:meta>
</office:document-meta>
</file>